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paragraph-rsid="011aef16" style:font-size-asian="14pt" style:font-size-complex="14pt"/>
    </style:style>
    <style:style style:name="P6" style:family="paragraph" style:parent-style-name="Standard">
      <style:text-properties fo:font-size="14pt" fo:font-style="italic" style:font-size-asian="14pt" style:font-style-asian="italic" style:font-size-complex="14pt" style:font-style-complex="italic"/>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bold" officeooo:paragraph-rsid="011aef16" style:font-size-asian="20pt" style:font-weight-asian="bold" style:font-size-complex="20pt" style:font-weight-complex="bold"/>
    </style:style>
    <style:style style:name="P9" style:family="paragraph" style:parent-style-name="Standard">
      <style:text-properties style:font-name="Liberation Serif" fo:font-size="14pt" style:text-underline-style="none" fo:font-weight="normal" officeooo:rsid="01184c97" officeooo:paragraph-rsid="011aef16" style:font-size-asian="14pt" style:font-weight-asian="normal" style:font-size-complex="14pt" style:font-weight-complex="normal"/>
    </style:style>
    <style:style style:name="P10" style:family="paragraph" style:parent-style-name="Standard">
      <style:text-properties style:font-name="Liberation Serif" fo:font-size="14pt" style:text-underline-style="none" fo:font-weight="normal" officeooo:rsid="0124436b" officeooo:paragraph-rsid="0124436b" style:font-size-asian="14pt" style:font-weight-asian="normal" style:font-size-complex="14pt" style:font-weight-complex="normal"/>
    </style:style>
    <style:style style:name="P11" style:family="paragraph" style:parent-style-name="Standard">
      <style:text-properties style:font-name="Liberation Serif" fo:font-size="14pt" style:text-underline-style="none" fo:font-weight="normal" officeooo:rsid="0124436b" officeooo:paragraph-rsid="01263c23" style:font-size-asian="14pt" style:font-weight-asian="normal" style:font-size-complex="14pt" style:font-weight-complex="normal"/>
    </style:style>
    <style:style style:name="P12" style:family="paragraph" style:parent-style-name="Standard">
      <style:text-properties style:font-name="Liberation Serif" fo:font-size="14pt" style:text-underline-style="none" fo:font-weight="bold" officeooo:rsid="0124436b" officeooo:paragraph-rsid="0124436b" style:font-size-asian="14pt" style:font-weight-asian="bold" style:font-size-complex="14pt" style:font-weight-complex="bold"/>
    </style:style>
    <style:style style:name="P13" style:family="paragraph" style:parent-style-name="Standard">
      <style:text-properties style:font-name="Liberation Serif" fo:font-size="14pt" style:text-underline-style="none" fo:font-weight="bold" officeooo:rsid="0124436b" officeooo:paragraph-rsid="01263c23" style:font-size-asian="14pt" style:font-weight-asian="bold" style:font-size-complex="14pt" style:font-weight-complex="bold"/>
    </style:style>
    <style:style style:name="P14" style:family="paragraph" style:parent-style-name="Standard">
      <style:text-properties style:font-name="Liberation Serif" fo:font-size="14pt" style:text-underline-style="none" fo:font-weight="bold" officeooo:rsid="01263c23" officeooo:paragraph-rsid="01263c23" style:font-size-asian="14pt" style:font-weight-asian="bold" style:font-size-complex="14pt" style:font-weight-complex="bold"/>
    </style:style>
    <style:style style:name="P15" style:family="paragraph" style:parent-style-name="Standard">
      <style:text-properties style:font-name="Liberation Serif" fo:font-size="14pt" style:text-underline-style="none" fo:font-weight="normal" officeooo:rsid="0124436b" officeooo:paragraph-rsid="0124436b" style:font-size-asian="14pt" style:font-weight-asian="normal" style:font-size-complex="14pt" style:font-weight-complex="normal"/>
    </style:style>
    <style:style style:name="P16" style:family="paragraph" style:parent-style-name="Standard">
      <style:text-properties style:font-name="Liberation Serif" fo:font-size="14pt" style:text-underline-style="none" fo:font-weight="normal" officeooo:rsid="0124436b" officeooo:paragraph-rsid="01263c23" style:font-size-asian="14pt" style:font-weight-asian="normal" style:font-size-complex="14pt" style:font-weight-complex="normal"/>
    </style:style>
    <style:style style:name="P17" style:family="paragraph" style:parent-style-name="Standard">
      <style:text-properties style:font-name="Liberation Serif" fo:font-size="14pt" style:text-underline-style="none" fo:font-weight="normal" officeooo:rsid="01263c23" officeooo:paragraph-rsid="01263c23" style:font-size-asian="14pt" style:font-weight-asian="normal" style:font-size-complex="14pt" style:font-weight-complex="normal"/>
    </style:style>
    <style:style style:name="P18" style:family="paragraph" style:parent-style-name="Standard">
      <style:text-properties style:font-name="Liberation Serif" fo:font-size="14pt" style:text-underline-style="none" fo:font-weight="normal" officeooo:rsid="0128a3a6" officeooo:paragraph-rsid="0128a3a6" style:font-size-asian="14pt" style:font-weight-asian="normal" style:font-size-complex="14pt" style:font-weight-complex="normal"/>
    </style:style>
    <style:style style:name="P19" style:family="paragraph" style:parent-style-name="Standard">
      <style:text-properties style:font-name="Liberation Serif" fo:font-size="14pt" style:text-underline-style="none" fo:font-weight="bold" officeooo:rsid="0124436b" officeooo:paragraph-rsid="0128a3a6" style:font-size-asian="14pt" style:font-weight-asian="bold" style:font-size-complex="14pt" style:font-weight-complex="bold"/>
    </style:style>
    <style:style style:name="P20" style:family="paragraph" style:parent-style-name="Standard">
      <style:text-properties style:font-name="Liberation Serif" fo:font-size="14pt" style:text-underline-style="none" fo:font-weight="bold" officeooo:rsid="0124436b" officeooo:paragraph-rsid="01298257" style:font-size-asian="14pt" style:font-weight-asian="bold" style:font-size-complex="14pt" style:font-weight-complex="bold"/>
    </style:style>
    <style:style style:name="P21" style:family="paragraph" style:parent-style-name="Standard">
      <style:text-properties style:font-name="Liberation Serif" fo:font-size="14pt" style:text-underline-style="none" fo:font-weight="bold" officeooo:rsid="0124436b" officeooo:paragraph-rsid="012a0446" style:font-size-asian="14pt" style:font-weight-asian="bold" style:font-size-complex="14pt" style:font-weight-complex="bold"/>
    </style:style>
    <style:style style:name="P22" style:family="paragraph" style:parent-style-name="Standard">
      <style:text-properties style:font-name="Liberation Serif" fo:font-size="14pt" fo:font-style="italic" style:text-underline-style="none" fo:font-weight="bold" officeooo:rsid="0124436b" officeooo:paragraph-rsid="012a0446" style:font-size-asian="14pt" style:font-style-asian="italic" style:font-weight-asian="bold" style:font-size-complex="14pt" style:font-style-complex="italic" style:font-weight-complex="bold"/>
    </style:style>
    <style:style style:name="P23" style:family="paragraph" style:parent-style-name="Standard">
      <style:text-properties style:font-name="Liberation Serif" fo:font-size="14pt" fo:font-style="italic" style:text-underline-style="none" fo:font-weight="normal" officeooo:rsid="012ab4ec" officeooo:paragraph-rsid="012ab4ec" style:font-size-asian="14pt" style:font-style-asian="italic" style:font-weight-asian="normal" style:font-size-complex="14pt" style:font-style-complex="italic" style:font-weight-complex="normal"/>
    </style:style>
    <style:style style:name="P24" style:family="paragraph" style:parent-style-name="Standard">
      <style:text-properties style:font-name="Liberation Serif" fo:font-size="14pt" fo:font-style="italic" style:text-underline-style="none" fo:font-weight="normal" officeooo:rsid="012c03b4" officeooo:paragraph-rsid="012c03b4" style:font-size-asian="14pt" style:font-style-asian="italic" style:font-weight-asian="normal" style:font-size-complex="14pt" style:font-style-complex="italic" style:font-weight-complex="normal"/>
    </style:style>
    <style:style style:name="P25" style:family="paragraph" style:parent-style-name="Standard">
      <style:text-properties style:font-name="Liberation Serif" fo:font-size="14pt" fo:font-style="italic" style:text-underline-style="none" fo:font-weight="normal" officeooo:rsid="012cdc72" officeooo:paragraph-rsid="012e511b" style:font-size-asian="14pt" style:font-style-asian="italic" style:font-weight-asian="normal" style:font-size-complex="14pt" style:font-style-complex="italic" style:font-weight-complex="normal"/>
    </style:style>
    <style:style style:name="P26" style:family="paragraph" style:parent-style-name="Standard">
      <style:text-properties style:font-name="Liberation Serif" fo:font-size="14pt" fo:font-style="italic" style:text-underline-style="none" fo:font-weight="normal" officeooo:rsid="012e511b" officeooo:paragraph-rsid="012e511b" style:font-size-asian="14pt" style:font-style-asian="italic" style:font-weight-asian="normal" style:font-size-complex="14pt" style:font-style-complex="italic" style:font-weight-complex="normal"/>
    </style:style>
    <style:style style:name="P27" style:family="paragraph" style:parent-style-name="Standard">
      <style:text-properties style:font-name="Liberation Serif" fo:font-size="14pt" fo:font-style="italic" style:text-underline-style="solid" style:text-underline-width="auto" style:text-underline-color="font-color" fo:font-weight="bold" officeooo:rsid="01298257" officeooo:paragraph-rsid="01298257" style:font-size-asian="14pt" style:font-style-asian="italic" style:font-weight-asian="bold" style:font-size-complex="14pt" style:font-style-complex="italic" style:font-weight-complex="bold"/>
    </style:style>
    <style:style style:name="P28" style:family="paragraph" style:parent-style-name="Standard">
      <style:text-properties style:font-name="Liberation Serif" fo:font-size="14pt" fo:font-style="italic" style:text-underline-style="solid" style:text-underline-width="auto" style:text-underline-color="font-color" fo:font-weight="bold" officeooo:rsid="012a0446" officeooo:paragraph-rsid="012a0446" style:font-size-asian="14pt" style:font-style-asian="italic" style:font-weight-asian="bold" style:font-size-complex="14pt" style:font-style-complex="italic" style:font-weight-complex="bold"/>
    </style:style>
    <style:style style:name="P29" style:family="paragraph" style:parent-style-name="Standard">
      <style:text-properties style:font-name="Liberation Serif" fo:font-size="14pt" fo:font-style="italic" style:text-underline-style="solid" style:text-underline-width="auto" style:text-underline-color="font-color" fo:font-weight="bold" officeooo:rsid="012ab4ec" officeooo:paragraph-rsid="012ab4ec" style:font-size-asian="14pt" style:font-style-asian="italic" style:font-weight-asian="bold" style:font-size-complex="14pt" style:font-style-complex="italic" style:font-weight-complex="bold"/>
    </style:style>
    <style:style style:name="P30" style:family="paragraph" style:parent-style-name="Standard">
      <style:text-properties style:font-name="Liberation Serif" fo:font-size="14pt" style:text-underline-style="solid" style:text-underline-width="auto" style:text-underline-color="font-color" fo:font-weight="bold" officeooo:rsid="01298257" officeooo:paragraph-rsid="01298257" style:font-size-asian="14pt" style:font-weight-asian="bold" style:font-size-complex="14pt" style:font-weight-complex="bold"/>
    </style:style>
    <style:style style:name="P31" style:family="paragraph" style:parent-style-name="Standard">
      <style:text-properties fo:font-size="14pt" officeooo:paragraph-rsid="0128a3a6" style:font-size-asian="14pt" style:font-size-complex="14pt"/>
    </style:style>
    <style:style style:name="P32" style:family="paragraph" style:parent-style-name="Standard">
      <style:text-properties fo:font-size="14pt" officeooo:paragraph-rsid="012ab4ec" style:font-size-asian="14pt" style:font-size-complex="14pt"/>
    </style:style>
    <style:style style:name="P33" style:family="paragraph" style:parent-style-name="Standard">
      <style:paragraph-properties fo:text-align="center" style:justify-single-word="false"/>
      <style:text-properties fo:font-size="20pt" fo:font-weight="bold" officeooo:paragraph-rsid="0128a3a6" style:font-size-asian="20pt" style:font-weight-asian="bold" style:font-size-complex="20pt" style:font-weight-complex="bold"/>
    </style:style>
    <style:style style:name="P34" style:family="paragraph" style:parent-style-name="Standard">
      <style:paragraph-properties fo:text-align="center" style:justify-single-word="false"/>
      <style:text-properties fo:font-size="20pt" fo:font-weight="bold" officeooo:paragraph-rsid="012ab4ec" style:font-size-asian="20pt" style:font-weight-asian="bold" style:font-size-complex="20pt" style:font-weight-complex="bold"/>
    </style:style>
    <style:style style:name="P35" style:family="paragraph" style:parent-style-name="Standard">
      <style:text-properties style:font-name="Courier 10 Pitch" fo:font-size="14pt" fo:font-style="italic" style:text-underline-style="none" fo:font-weight="normal" officeooo:rsid="012c03b4" officeooo:paragraph-rsid="012c03b4" style:font-size-asian="14pt" style:font-style-asian="italic" style:font-weight-asian="normal" style:font-size-complex="14pt" style:font-style-complex="italic" style:font-weight-complex="normal"/>
    </style:style>
    <style:style style:name="T1" style:family="text">
      <style:text-properties officeooo:rsid="0091e28d"/>
    </style:style>
    <style:style style:name="T2" style:family="text">
      <style:text-properties officeooo:rsid="00f6a5c3"/>
    </style:style>
    <style:style style:name="T3" style:family="text">
      <style:text-properties officeooo:rsid="01184c97"/>
    </style:style>
    <style:style style:name="T4" style:family="text">
      <style:text-properties officeooo:rsid="011aef16"/>
    </style:style>
    <style:style style:name="T5" style:family="text">
      <style:text-properties fo:font-weight="bold" style:font-weight-asian="bold" style:font-weight-complex="bold"/>
    </style:style>
    <style:style style:name="T6" style:family="text">
      <style:text-properties fo:font-weight="bold" officeooo:rsid="01263c23" style:font-weight-asian="bold" style:font-weight-complex="bold"/>
    </style:style>
    <style:style style:name="T7" style:family="text">
      <style:text-properties officeooo:rsid="0124436b"/>
    </style:style>
    <style:style style:name="T8" style:family="text">
      <style:text-properties fo:font-weight="normal" style:font-weight-asian="normal" style:font-weight-complex="normal"/>
    </style:style>
    <style:style style:name="T9" style:family="text">
      <style:text-properties fo:font-weight="normal" officeooo:rsid="01263c23" style:font-weight-asian="normal" style:font-weight-complex="normal"/>
    </style:style>
    <style:style style:name="T10" style:family="text">
      <style:text-properties fo:font-weight="normal" officeooo:rsid="0128a3a6" style:font-weight-asian="normal" style:font-weight-complex="normal"/>
    </style:style>
    <style:style style:name="T11" style:family="text">
      <style:text-properties fo:font-weight="normal" officeooo:rsid="01298257" style:font-weight-asian="normal" style:font-weight-complex="normal"/>
    </style:style>
    <style:style style:name="T12" style:family="text">
      <style:text-properties officeooo:rsid="01263c23"/>
    </style:style>
    <style:style style:name="T13" style:family="text">
      <style:text-properties officeooo:rsid="0128a3a6"/>
    </style:style>
    <style:style style:name="T14" style:family="text">
      <style:text-properties officeooo:rsid="01298257"/>
    </style:style>
    <style:style style:name="T15" style:family="text">
      <style:text-properties fo:font-style="italic"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style:text-underline-style="none"/>
    </style:style>
    <style:style style:name="T18" style:family="text">
      <style:text-properties style:text-underline-style="none" officeooo:rsid="012ab4ec"/>
    </style:style>
    <style:style style:name="T19" style:family="text">
      <style:text-properties fo:font-style="normal" style:font-style-asian="normal" style:font-style-complex="normal"/>
    </style:style>
    <style:style style:name="T20" style:family="text">
      <style:text-properties fo:font-style="normal" officeooo:rsid="01298257" style:font-style-asian="normal" style:font-style-complex="normal"/>
    </style:style>
    <style:style style:name="T21" style:family="text">
      <style:text-properties fo:font-style="normal" officeooo:rsid="0128a3a6" style:font-style-asian="normal" style:font-style-complex="normal"/>
    </style:style>
    <style:style style:name="T22" style:family="text">
      <style:text-properties fo:font-style="normal" officeooo:rsid="012a0446" style:font-style-asian="normal" style:font-style-complex="normal"/>
    </style:style>
    <style:style style:name="T23" style:family="text">
      <style:text-properties fo:font-style="normal" officeooo:rsid="012c03b4" style:font-style-asian="normal" style:font-style-complex="normal"/>
    </style:style>
    <style:style style:name="T24" style:family="text">
      <style:text-properties fo:font-style="normal" officeooo:rsid="012cdc72"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1298257" style:font-style-asian="normal" style:font-weight-asian="normal" style:font-style-complex="normal" style:font-weight-complex="normal"/>
    </style:style>
    <style:style style:name="T27" style:family="text">
      <style:text-properties fo:font-style="normal" fo:font-weight="normal" officeooo:rsid="0128a3a6" style:font-style-asian="normal" style:font-weight-asian="normal" style:font-style-complex="normal" style:font-weight-complex="normal"/>
    </style:style>
    <style:style style:name="T28" style:family="text">
      <style:text-properties fo:font-style="normal" fo:font-weight="normal" officeooo:rsid="012a0446" style:font-style-asian="normal" style:font-weight-asian="normal" style:font-style-complex="normal" style:font-weight-complex="normal"/>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officeooo:rsid="012ab4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2">Slab Interface Changes II</text:span>.</text:p>
      <text:p text:style-name="P1">Richard Parker <text:span text:style-name="T3">14.11</text:span>.201<text:span text:style-name="T1">7</text:span></text:p>
      <text:p text:style-name="P6"/>
      <text:p text:style-name="P7">Section 1 – Introduction</text:p>
      <text:p text:style-name="P4"/>
      <text:p text:style-name="P10">It has gradually become apparent that the needs of large-scale operations in millions of dimensions using multiple cores <text:span text:style-name="T13">are</text:span> different in many ways from the <text:span text:style-name="T13">needs when</text:span> of doing things at the 100-50,000 slab scale, and that<text:span text:style-name="T13"> </text:span>the needs of GAP at this sort of scale are substantially different from the needs of the huge stuff that meataxe64 has been aiming at for so long. <text:s/>This document therefore takes a fresh look at what the slab level routines need to be to service both sets of requirements.</text:p>
      <text:p text:style-name="P9"/>
      <text:p text:style-name="P8">Section <text:span text:style-name="T4">2</text:span> – <text:span text:style-name="T7">Routine for huge-scale use.</text:span></text:p>
      <text:p text:style-name="P5"/>
      <text:p text:style-name="P10">The main routines needed for huge-scale use are still &lt;Transpose&gt;, &lt;Multiply&gt; and &lt;FullEchelize&gt; and I see no great need to change the interfaces.</text:p>
      <text:p text:style-name="P10"/>
      <text:p text:style-name="P10"><text:span text:style-name="T5">void SLTra(FIELD *f, Dfmt *a, Dfmt *b, uint64_t nora, uint64_t noca)</text:span> to transpose matrix a, which has nora rows and noca columns, into matrix b having noca rows and nora columns.</text:p>
      <text:p text:style-name="P10"/>
      <text:p text:style-name="P12">void SLMul(FIELD * f, Dfmt * a, Dfmt * b, Dfmt * c, </text:p>
      <text:p text:style-name="P12"><text:s text:c="21"/>uint64_t nora, uint64_t noca, uint64_t nocb)<text:span text:style-name="T8"> to multiply a (nora rows, noca columns) by b (noca rows, nocb columns) to produce matrix c (nora rows, nocb columns)</text:span></text:p>
      <text:p text:style-name="P10"/>
      <text:p text:style-name="P12">uint64_t SLEch(DSPACE * ds, Dfmt *a, uint64_t *rs, uint64_t *cs, FELT * det,</text:p>
      <text:p text:style-name="P12"><text:s text:c="26"/>Dfmt *m, Dfmt *c, Dfmt *r, uint64_t nor)<text:span text:style-name="T8"> to perform a full echelization on matrix a (in space ds with nor rows) to produce multiplier m, cleaner c and remnant r, with row-select rs and column-select cs, neither (in general) standard. <text:s/>The rank is returned.</text:span><text:span text:style-name="T9"> <text:s/>It is expected that this routine be faster than SLEchS, as it has the freedom to chose the pivotal rows to minimize work, and hence more opportunity to spot and utilize sparsity of various types. <text:s/></text:span></text:p>
      <text:p text:style-name="P10"/>
      <text:p text:style-name="P12">uint64_t SLEchS(DSPACE * ds, Dfmt *a, uint64_t *rs, uint64_t *cs, FELT * det,</text:p>
      <text:p text:style-name="P12"><text:s text:c="26"/>Dfmt *m, Dfmt *c, Dfmt *r, uint64_t nor)<text:span text:style-name="T8"> to perform a full echelization on matrix a (in space ds with nor rows) to produce multiplier m, cleaner c and remnant r, with row-select rs and column-select cs, where the row-select is standard (and hence useful for standard basis) but the column-select may not be. <text:s/>Again, the rank is returned.</text:span></text:p>
      <text:p text:style-name="P10"/>
      <text:p text:style-name="P14"><text:span text:style-name="T8">In order to compute the sizes needed for the output matrices in all of the above routines, the </text:span><text:soft-page-break/><text:span text:style-name="T8">following routines are provided. <text:s/>In principle they are not needed, since this information can be compute in other ways.</text:span></text:p>
      <text:p text:style-name="P17"/>
      <text:p text:style-name="P13">uint64_t SLSize (FIELD * f, uint64_t nor, uint64_t noc)<text:span text:style-name="T9"> to return the size in bytes that a matrix with nor rows and noc columns will occupy. <text:s/>This size is exactly correct.</text:span></text:p>
      <text:p text:style-name="P17"/>
      <text:p text:style-name="P11"><text:span text:style-name="T5">uint64_t SLSizeM(FIELD * f, uint64_t nor, uint64_t noc)</text:span><text:span text:style-name="T12"> to return the maximum size in bytes that the multiplier M may occupy for a SLEch and SLEchS. <text:s/>If the rank is "rnk" is known in advance, or anyway after the echelization has returned, the exact size may be obtained by calling </text:span><text:span text:style-name="T6">SLSize(f,rnk,rnk)</text:span><text:span text:style-name="T12">.</text:span></text:p>
      <text:p text:style-name="P11"/>
      <text:p text:style-name="P11"><text:span text:style-name="T5">uint64_t SLSizeC(FIELD * f, uint64_t nor, uint64_t noc)</text:span><text:span text:style-name="T12"> to return the maximum size in bytes that the cleaner C may occupy for a SLEch and SLEchS. <text:s/>If the rank is "rnk" is known in advance, or anyway after the echelization has returned, the exact size may be obtained by calling </text:span><text:span text:style-name="T6">SLSize(f,nor-rnk,rnk)</text:span><text:span text:style-name="T12">.</text:span></text:p>
      <text:p text:style-name="P11"/>
      <text:p text:style-name="P11"><text:span text:style-name="T5">uint64_t SLSizeR(FIELD * f, uint64_t nor, uint64_t noc)</text:span><text:span text:style-name="T12"> to return the maximum size in bytes that the remnant may occupy for a SLEch and SLEchS. <text:s/>If the rank is "rnk" is known in advance, or anyway after the echelization has returned, the exact size may be obtained by calling </text:span><text:span text:style-name="T6">SLSize(f,rnk,noc-rnk)</text:span><text:span text:style-name="T12">.</text:span></text:p>
      <text:p text:style-name="P11"/>
      <text:p text:style-name="P33">Section <text:span text:style-name="T13">3</text:span> – <text:span text:style-name="T7">Routines for smaller-scale use.</text:span></text:p>
      <text:p text:style-name="P31"/>
      <text:p text:style-name="P18">When a slab routine is called to perform a whole user function, it becomes possible to omit various parts of the work if that part is not needed - a luxury not really available when slab is called as a part of a larger job. <text:s/>The main functions needed are to find the rank, the determinant, to invert a matrix and to put it into some sort of echelon form.</text:p>
      <text:p text:style-name="P19"><text:span text:style-name="T10"/></text:p>
      <text:p text:style-name="P20">uint64_t SL<text:span text:style-name="T14">Invert</text:span>(DSPACE * ds, Dfmt *a, FELT * det,<text:span text:style-name="T13"> Dfmt *m, uint64_t nor)</text:span><text:span text:style-name="T10"> to </text:span><text:span text:style-name="T11">invert the square matrix a into the matrix m, and to compute the determinant.</text:span></text:p>
      <text:p text:style-name="P20"><text:span text:style-name="T11"/></text:p>
      <text:p text:style-name="P20"><text:span text:style-name="T14">uint64_t SLDeterminant(DSPACE * ds, Dfmt *a, FELT * det, uint64_t nor)</text:span><text:span text:style-name="T10"> to </text:span><text:span text:style-name="T11">compute the determinant of the given square matrix.</text:span></text:p>
      <text:p text:style-name="P20"><text:span text:style-name="T11"/></text:p>
      <text:p text:style-name="P27">TBD1<text:span text:style-name="T17"> in the above two routines, the "nor" parameter is redundant, since it is implicit in the DSPACE since the matrix must be square. <text:s/>Should it be provided? <text:s/>I think not. <text:s/>Its only purpose is to provide an error message if the caller gets it wrong, but perhaps it should be there for uniformity.</text:span></text:p>
      <text:p text:style-name="P27"><text:span text:style-name="T17"/></text:p>
      <text:p text:style-name="P30"><text:span text:style-name="T15">TBD2</text:span><text:span text:style-name="T16"> what should the above routines return? <text:s/>The rank, or an error code?</text:span></text:p>
      <text:p text:style-name="P30"><text:span text:style-name="T16"/></text:p>
      <text:p text:style-name="P21"><text:span text:style-name="T20">uint64_t SL</text:span><text:span text:style-name="T21">Rank</text:span><text:span text:style-name="T20">(DSPACE * ds, Dfmt *a, uint64_t nor)</text:span><text:span text:style-name="T26"> to </text:span><text:span text:style-name="T27">compute the rank of the matrix a in the given space and with the stated number of rows.</text:span></text:p>
      <text:p text:style-name="P21"><text:soft-page-break/><text:span text:style-name="T27"/></text:p>
      <text:p text:style-name="P20">uint64_t SL<text:span text:style-name="T14">NREF</text:span>(DSPACE * ds, Dfmt *a, uint64_t *cs, <text:span text:style-name="T19">Dfmt *r, uint64_t nor)</text:span><text:span text:style-name="T25"> to </text:span><text:span text:style-name="T26">put the given matrix into Negative Reduced Echelon Form as given by the column-select (cs) and the remnant (r)</text:span><text:span text:style-name="T28">. <text:s/>The rank is returned.</text:span></text:p>
      <text:p text:style-name="P20"><text:span text:style-name="T28"/></text:p>
      <text:p text:style-name="P28">TBD3<text:span text:style-name="T17"> Is it OK for GAP to work with </text:span>Negative<text:span text:style-name="T17"> reduced echelon form? <text:s/>The negation is an irritating detail, and I am far from clear that it is in the right place. <text:s/>Perhaps RREF (Row Reduced Echelon Form) should be provided instead or as well (negating the remnant). <text:s/>Can GAP do that negation? <text:s/>I think perhaps it should, leaving meataxe64 with its NREF.</text:span></text:p>
      <text:p text:style-name="P28"><text:span text:style-name="T29"/></text:p>
      <text:p text:style-name="P22"><text:span text:style-name="T19">uint64_t SL</text:span><text:span text:style-name="T20">NREF</text:span><text:span text:style-name="T22">S</text:span><text:span text:style-name="T19">(DSPACE * ds, Dfmt *a, uint64_t *cs, </text:span><text:span text:style-name="T22">uint64_t *rs, </text:span><text:span text:style-name="T19">Dfmt *r, </text:span></text:p>
      <text:p text:style-name="P22"><text:span text:style-name="T19">uint64_t nor)</text:span><text:span text:style-name="T25"> to </text:span><text:span text:style-name="T26">put the given matrix into Negative Reduced Echelon Form as given by the column-select (cs) and the remnant (r)</text:span><text:span text:style-name="T28">, but to also produce the standard row-select. <text:s/>The rank is returned. <text:s/>This function is needed for standard basis.</text:span></text:p>
      <text:p text:style-name="P22"><text:span text:style-name="T28"/></text:p>
      <text:p text:style-name="P28">TBD4<text:span text:style-name="T17"> this routine is very much a worker routine - the real function needed is "standard basis" and this leaves GAP (i.e. Steve!) to do more of the work than is really necessary.</text:span></text:p>
      <text:p text:style-name="P28"><text:span text:style-name="T17"/></text:p>
      <text:p text:style-name="P28">TBD5<text:span text:style-name="T17"> while we are about it, perhaps there should be a "split" as well!</text:span><text:span text:style-name="T18"> <text:s/>Is this document really providing an interface at the correct level?</text:span></text:p>
      <text:p text:style-name="P28"><text:span text:style-name="T17"/></text:p>
      <text:p text:style-name="P29">TBD6<text:span text:style-name="T17"> there is no concept of the lab notebook exposed in these routines. <text:s/>In practice an implementation of most of the above routines could produce (and probably eventually will produce and discard) a data structure detailing the row operations done. <text:s/>Perhaps this should be exposed.</text:span></text:p>
      <text:p text:style-name="P29"><text:span text:style-name="T17"/></text:p>
      <text:p text:style-name="P29">TBD7<text:span text:style-name="T17"> similarly, it is likely that rank will actually put the matrix into some sort of upper triangular form, and this is discarded. <text:s/>Perhaps a mechanism to retain it would be useful.</text:span></text:p>
      <text:p text:style-name="P29"><text:span text:style-name="T17"/></text:p>
      <text:p text:style-name="P29">TBD8<text:span text:style-name="T17"> indeed, does the user ever want to do just the upper-triangular part of the work? <text:s/>There is no routine so far to allow that.</text:span></text:p>
      <text:p text:style-name="P29"><text:span text:style-name="T17"/></text:p>
      <text:p text:style-name="P29">TBD9<text:span text:style-name="T17"> The input matrix is, in some sense, naturally destroyed by the naive implementations of these routines, but more sophisticated algorithms (expected soon) will be chopping and doing format conversions, making it much less useful. <text:s/>I propose, therefore, that the specification is to preserve the input matrix now.</text:span></text:p>
      <text:p text:style-name="P28"><text:span text:style-name="T29"/></text:p>
      <text:p text:style-name="P34">Section <text:span text:style-name="T30">4</text:span> – <text:span text:style-name="T30">Implementation.</text:span></text:p>
      <text:p text:style-name="P32"/>
      <text:p text:style-name="P23"><text:span text:style-name="T19">For fields where the HPMI is available (and this is a large set now) the naive (Dfmt) algorithm is slower than the HPMI at scales varying from 32 dimensions (large odd primes) to 220 dimensions (q=2). <text:s/>All the Gaussian routines therefore need to do recursive chopping to take advantage of the HPMI, and we need to take this fact into account when designing the slab-</text:span><text:soft-page-break/><text:span text:style-name="T19">level Gaussian routines. <text:s/></text:span><text:span text:style-name="T23">This poses an optimization challenge, since the HPMI does multiplication, which requires back-cleaning that may otherwise not be required. <text:s/>As an example, we may chop our matrix 4x4 and work with</text:span><text:span text:style-name="T24"> four blocks</text:span></text:p>
      <text:p text:style-name="P35"><text:span text:style-name="T19">A * * *</text:span></text:p>
      <text:p text:style-name="P35"><text:span text:style-name="T19">0 B * *</text:span></text:p>
      <text:p text:style-name="P35"><text:span text:style-name="T19">0 0 C *</text:span></text:p>
      <text:p text:style-name="P35"><text:span text:style-name="T19">0 0 0 D</text:span></text:p>
      <text:p text:style-name="P24"><text:span text:style-name="T19">or, by doing a bit more work upfront we could make our matrix look like</text:span></text:p>
      <text:p text:style-name="P35"><text:span text:style-name="T19">A 0 * *</text:span></text:p>
      <text:p text:style-name="P35"><text:span text:style-name="T19">0 B * *</text:span></text:p>
      <text:p text:style-name="P35"><text:span text:style-name="T19">0 0 C 0</text:span></text:p>
      <text:p text:style-name="P35"><text:span text:style-name="T19">0 0 0 D</text:span></text:p>
      <text:p text:style-name="P24"><text:span text:style-name="T19">and work with two blocks of twice the size. <text:s/>Which is faster?</text:span></text:p>
      <text:p text:style-name="P24"><text:span text:style-name="T19"/></text:p>
      <text:p text:style-name="P24"><text:span text:style-name="T19">It seems to me that </text:span><text:span text:style-name="T24">there is no simple answer to this question.</text:span></text:p>
      <text:p text:style-name="P24"><text:span text:style-name="T19"/></text:p>
      <text:p text:style-name="P24"><text:span text:style-name="T19">1. <text:s/>For some algorithms (e.g. invert) we have to do that back-cleaning anyway as part of the job that the routine is trying to do.</text:span></text:p>
      <text:p text:style-name="P24"><text:span text:style-name="T19">2. <text:s/>For small matrices, the back-cleaning will be more worthwhile, as although the HPMI is faster than Dfmt, it still spends most of its time on "quadratic" work at small sizes.</text:span></text:p>
      <text:p text:style-name="P25"><text:span text:style-name="T19">3. <text:s/>But for large matrices, where the HPMI is closer to "cubic", it is better to work with smaller </text:span></text:p>
      <text:p text:style-name="P25"><text:span text:style-name="T19">blocks and avoid the back-cleaning if it is not otherwise required.</text:span></text:p>
      <text:p text:style-name="P26"><text:span text:style-name="T19">4. <text:s/>The expected usage is another factor, in that it is worth speeding up future operations by doing upfront work of there are a lot of future operations to be done.</text:span></text:p>
      <text:p text:style-name="P26"><text:span text:style-name="T19">5. <text:s/>Nevertheless it will never be </text:span>very<text:span text:style-name="T19"> wrong to do the local back-cleaning. <text:s/>The sweet-spot may be to chop the matrix, say, 5x5, but doing recursive 2x2 chopping all the way down seems unlikely to be more than, say, 25% slower. <text:s/>Chopping too much, however, threatens a much greater lo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11-14T06:32:38.991940960</dc:date>
    <meta:editing-duration>P4DT10H8M40S</meta:editing-duration>
    <meta:editing-cycles>443</meta:editing-cycles>
    <meta:generator>LibreOffice/5.1.6.2$Linux_X86_64 LibreOffice_project/10m0$Build-2</meta:generator>
    <meta:printed-by>User </meta:printed-by>
    <meta:print-date>2012-07-06T16:23:45</meta:print-date>
    <meta:document-statistic meta:table-count="0" meta:image-count="0" meta:object-count="0" meta:page-count="4" meta:paragraph-count="55" meta:word-count="1502" meta:character-count="8550" meta:non-whitespace-character-count="6983"/>
  </office:meta>
</office:document-meta>
</file>